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size="12pt" style:font-size-asian="12pt" style:font-size-complex="12pt"/>
    </style:style>
    <style:style style:name="P2" style:parent-style-name="Normal" style:family="paragraph">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3" style:parent-style-name="Policepardéfaut"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4" style:parent-style-name="Policepardéfaut" style:family="text">
      <style:text-properties style:font-name="Times New Roman" fo:font-size="12pt" style:font-size-asian="12pt" style:font-size-complex="12pt"/>
    </style:style>
    <style:style style:name="T5" style:parent-style-name="Policepardéfaut" style:family="text">
      <style:text-properties style:font-name="Times New Roman" fo:font-size="12pt" style:font-size-asian="12pt" style:font-size-complex="12pt"/>
    </style:style>
    <style:style style:name="T6"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7" style:parent-style-name="Policepardéfaut" style:family="text">
      <style:text-properties style:font-name="Times New Roman" fo:font-size="12pt" style:font-size-asian="12pt" style:font-size-complex="12pt" fo:background-color="#00FF00"/>
    </style:style>
    <style:style style:name="T8" style:parent-style-name="Policepardéfaut" style:family="text">
      <style:text-properties style:font-name="Times New Roman" fo:color="#FF0000" fo:font-size="12pt" style:font-size-asian="12pt" style:font-size-complex="12pt"/>
    </style:style>
    <style:style style:name="T9" style:parent-style-name="Policepardéfaut" style:family="text">
      <style:text-properties style:font-name="Times New Roman" fo:font-size="12pt" style:font-size-asian="12pt" style:font-size-complex="12pt" fo:background-color="#00FF00"/>
    </style:style>
    <style:style style:name="T10" style:parent-style-name="Policepardéfaut" style:family="text">
      <style:text-properties style:font-name="Times New Roman" fo:font-size="12pt" style:font-size-asian="12pt" style:font-size-complex="12pt" fo:background-color="#00FF00"/>
    </style:style>
    <style:style style:name="T11" style:parent-style-name="Policepardéfaut" style:family="text">
      <style:text-properties style:font-name="Times New Roman" fo:font-size="12pt" style:font-size-asian="12pt" style:font-size-complex="12pt" fo:background-color="#00FF00"/>
    </style:style>
    <style:style style:name="T12" style:parent-style-name="Policepardéfaut" style:family="text">
      <style:text-properties style:font-name="Times New Roman" fo:font-size="12pt" style:font-size-asian="12pt" style:font-size-complex="12pt"/>
    </style:style>
    <style:style style:name="T13" style:parent-style-name="Policepardéfaut" style:family="text">
      <style:text-properties style:font-name="Times New Roman" fo:font-size="12pt" style:font-size-asian="12pt" style:font-size-complex="12pt" fo:background-color="#00FF00"/>
    </style:style>
    <style:style style:name="T14" style:parent-style-name="Policepardéfaut" style:family="text">
      <style:text-properties style:font-name="Times New Roman" fo:font-size="12pt" style:font-size-asian="12pt" style:font-size-complex="12pt" fo:background-color="#00FF00"/>
    </style:style>
    <style:style style:name="T15" style:parent-style-name="Policepardéfaut" style:family="text">
      <style:text-properties style:font-name="Times New Roman" fo:font-size="12pt" style:font-size-asian="12pt" style:font-size-complex="12pt"/>
    </style:style>
    <style:style style:name="T16" style:parent-style-name="Policepardéfaut"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17" style:parent-style-name="Policepardéfaut" style:family="text">
      <style:text-properties style:font-name="Times New Roman" fo:font-size="12pt" style:font-size-asian="12pt" style:font-size-complex="12pt"/>
    </style:style>
    <style:style style:name="P18" style:parent-style-name="Normal" style:family="paragraph">
      <style:text-properties style:font-name="Times New Roman" fo:font-size="12pt" style:font-size-asian="12pt" style:font-size-complex="12pt" fo:background-color="#00FF00"/>
    </style:style>
    <style:style style:name="P19" style:parent-style-name="Normal" style:family="paragraph">
      <style:text-properties style:font-name="Times New Roman" fo:font-size="12pt" style:font-size-asian="12pt" style:font-size-complex="12pt" fo:background-color="#00FF00"/>
    </style:style>
    <style:style style:name="P20" style:parent-style-name="Normal" style:family="paragraph">
      <style:text-properties style:font-name="Times New Roman" fo:font-size="12pt" style:font-size-asian="12pt" style:font-size-complex="12pt" fo:background-color="#00FF00"/>
    </style:style>
    <style:style style:name="P21" style:parent-style-name="Normal" style:family="paragraph">
      <style:text-properties style:font-name="Times New Roman" fo:font-size="12pt" style:font-size-asian="12pt" style:font-size-complex="12pt" fo:background-color="#00FF00"/>
    </style:style>
    <style:style style:name="P22" style:parent-style-name="Normal" style:family="paragraph">
      <style:text-properties style:font-name="Times New Roman" fo:font-size="12pt" style:font-size-asian="12pt" style:font-size-complex="12pt" fo:background-color="#00FF00"/>
    </style:style>
    <style:style style:name="T23" style:parent-style-name="Policepardéfaut" style:family="text">
      <style:text-properties style:font-name="Times New Roman" fo:font-size="12pt" style:font-size-asian="12pt" style:font-size-complex="12pt" fo:background-color="#00FF00"/>
    </style:style>
    <style:style style:name="T24" style:parent-style-name="Policepardéfaut" style:family="text">
      <style:text-properties style:font-name="Times New Roman" fo:font-size="12pt" style:font-size-asian="12pt" style:font-size-complex="12pt"/>
    </style:style>
    <style:style style:name="T25" style:parent-style-name="Policepardéfaut" style:family="text">
      <style:text-properties style:font-name="Times New Roman" fo:font-size="12pt" style:font-size-asian="12pt" style:font-size-complex="12pt" fo:background-color="#00FF00"/>
    </style:style>
    <style:style style:name="T26" style:parent-style-name="Policepardéfaut" style:family="text">
      <style:text-properties style:font-name="Times New Roman" fo:color="#FF0000" fo:font-size="12pt" style:font-size-asian="12pt" style:font-size-complex="12pt"/>
    </style:style>
    <style:style style:name="T27" style:parent-style-name="Policepardéfaut" style:family="text">
      <style:text-properties style:font-name="Times New Roman" fo:font-size="12pt" style:font-size-asian="12pt" style:font-size-complex="12pt" fo:background-color="#00FF00"/>
    </style:style>
    <style:style style:name="P28" style:parent-style-name="Paragraphedeliste" style:list-style-name="LFO1" style:family="paragraph"/>
    <style:style style:name="T29"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30" style:parent-style-name="Policepardéfaut" style:family="text">
      <style:text-properties style:font-name="Times New Roman" fo:font-size="12pt" style:font-size-asian="12pt" style:font-size-complex="12pt" fo:background-color="#00FF00"/>
    </style:style>
    <style:style style:name="P31" style:parent-style-name="Paragraphedeliste" style:list-style-name="LFO1" style:family="paragraph"/>
    <style:style style:name="T32"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33" style:parent-style-name="Policepardéfaut" style:family="text">
      <style:text-properties style:font-name="Times New Roman" fo:font-size="12pt" style:font-size-asian="12pt" style:font-size-complex="12pt" fo:background-color="#00FF00"/>
    </style:style>
    <style:style style:name="P34" style:parent-style-name="Paragraphedeliste" style:list-style-name="LFO1" style:family="paragraph"/>
    <style:style style:name="T35"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36" style:parent-style-name="Policepardéfaut" style:family="text">
      <style:text-properties style:font-name="Times New Roman" fo:font-size="12pt" style:font-size-asian="12pt" style:font-size-complex="12pt" fo:background-color="#00FF00"/>
    </style:style>
    <style:style style:name="P37" style:parent-style-name="Paragraphedeliste" style:list-style-name="LFO1" style:family="paragraph"/>
    <style:style style:name="T38"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39" style:parent-style-name="Policepardéfaut" style:family="text">
      <style:text-properties style:font-name="Times New Roman" fo:font-size="12pt" style:font-size-asian="12pt" style:font-size-complex="12pt" fo:background-color="#00FF00"/>
    </style:style>
    <style:style style:name="P40" style:parent-style-name="Paragraphedeliste" style:list-style-name="LFO1" style:family="paragraph"/>
    <style:style style:name="T41"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42" style:parent-style-name="Policepardéfaut" style:family="text">
      <style:text-properties style:font-name="Times New Roman" fo:font-size="12pt" style:font-size-asian="12pt" style:font-size-complex="12pt" fo:background-color="#00FF00"/>
    </style:style>
    <style:style style:name="P43" style:parent-style-name="Paragraphedeliste" style:list-style-name="LFO1" style:family="paragraph"/>
    <style:style style:name="T44"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45" style:parent-style-name="Policepardéfaut" style:family="text">
      <style:text-properties style:font-name="Times New Roman" fo:font-size="12pt" style:font-size-asian="12pt" style:font-size-complex="12pt" fo:background-color="#00FF00"/>
    </style:style>
    <style:style style:name="T46" style:parent-style-name="Policepardéfaut"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47" style:parent-style-name="Policepardéfaut" style:family="text">
      <style:text-properties style:font-name="Times New Roman" fo:font-weight="bold" style:font-weight-asian="bold" fo:font-size="12pt" style:font-size-asian="12pt" style:font-size-complex="12pt"/>
    </style:style>
    <style:style style:name="P48" style:parent-style-name="Normal" style:family="paragraph">
      <style:text-properties style:font-name="Times New Roman" fo:font-size="12pt" style:font-size-asian="12pt" style:font-size-complex="12pt" fo:background-color="#00FF00"/>
    </style:style>
    <style:style style:name="T49" style:parent-style-name="Policepardéfaut" style:family="text">
      <style:text-properties style:font-name="Times New Roman" fo:font-size="12pt" style:font-size-asian="12pt" style:font-size-complex="12pt" fo:background-color="#00FF00"/>
    </style:style>
    <style:style style:name="T50" style:parent-style-name="Policepardéfaut" style:family="text">
      <style:text-properties style:font-name="Times New Roman" fo:font-weight="bold" style:font-weight-asian="bold" fo:font-size="12pt" style:font-size-asian="12pt" style:font-size-complex="12pt" fo:background-color="#00FF00" style:text-underline-type="single" style:text-underline-style="solid" style:text-underline-width="auto" style:text-underline-mode="continuous"/>
    </style:style>
    <style:style style:name="T51" style:parent-style-name="Policepardéfaut" style:family="text">
      <style:text-properties style:font-name="Times New Roman" fo:font-size="12pt" style:font-size-asian="12pt" style:font-size-complex="12pt" fo:background-color="#00FF00"/>
    </style:style>
    <style:style style:name="T52" style:parent-style-name="Policepardéfaut" style:family="text">
      <style:text-properties style:font-name="Times New Roman" fo:font-size="12pt" style:font-size-asian="12pt" style:font-size-complex="12pt" fo:background-color="#00FF00"/>
    </style:style>
    <style:style style:name="P53" style:parent-style-name="Normal" style:family="paragraph">
      <style:text-properties style:font-name="Times New Roman" fo:font-size="12pt" style:font-size-asian="12pt" style:font-size-complex="12pt" fo:background-color="#00FF00"/>
    </style:style>
    <style:style style:name="P54" style:parent-style-name="Normal" style:family="paragraph">
      <style:text-properties style:font-name="Times New Roman" fo:font-size="12pt" style:font-size-asian="12pt" style:font-size-complex="12pt" fo:background-color="#00FF00"/>
    </style:style>
    <style:style style:name="P55" style:parent-style-name="Normal" style:family="paragraph">
      <style:text-properties style:font-name="Times New Roman" fo:font-weight="bold" style:font-weight-asian="bold" fo:font-size="12pt" style:font-size-asian="12pt" style:font-size-complex="12pt" fo:background-color="#00FF00" style:text-underline-type="single" style:text-underline-style="solid" style:text-underline-width="auto" style:text-underline-mode="continuous"/>
    </style:style>
    <style:style style:name="T56" style:parent-style-name="Policepardéfaut" style:family="text">
      <style:text-properties style:font-name="Times New Roman" fo:font-size="12pt" style:font-size-asian="12pt" style:font-size-complex="12pt" fo:background-color="#00FF00"/>
    </style:style>
    <style:style style:name="T57" style:parent-style-name="Policepardéfaut" style:family="text">
      <style:text-properties style:font-name="Times New Roman" style:text-position="super 66.6%" fo:font-size="12pt" style:font-size-asian="12pt" style:font-size-complex="12pt" fo:background-color="#00FF00"/>
    </style:style>
    <style:style style:name="T58" style:parent-style-name="Policepardéfaut" style:family="text">
      <style:text-properties style:font-name="Times New Roman" fo:font-size="12pt" style:font-size-asian="12pt" style:font-size-complex="12pt" fo:background-color="#00FF00"/>
    </style:style>
    <style:style style:name="P59" style:parent-style-name="Normal" style:family="paragraph">
      <style:text-properties style:font-name="Times New Roman" fo:font-size="12pt" style:font-size-asian="12pt" style:font-size-complex="12pt" fo:background-color="#00FF00"/>
    </style:style>
    <style:style style:name="T60"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61" style:parent-style-name="Policepardéfaut" style:family="text">
      <style:text-properties style:font-name="Times New Roman" style:text-position="super 66.6%" fo:font-size="12pt" style:font-size-asian="12pt" style:font-size-complex="12pt" fo:background-color="#00FF00" style:text-underline-type="single" style:text-underline-style="solid" style:text-underline-width="auto" style:text-underline-mode="continuous"/>
    </style:style>
    <style:style style:name="T62"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P63" style:parent-style-name="Normal" style:family="paragraph">
      <style:text-properties style:font-name="Times New Roman" fo:font-size="12pt" style:font-size-asian="12pt" style:font-size-complex="12pt" fo:background-color="#00FF00"/>
    </style:style>
    <style:style style:name="T64" style:parent-style-name="Policepardéfaut" style:family="text">
      <style:text-properties style:font-name="Times New Roman" fo:font-weight="bold" style:font-weight-asian="bold" fo:font-size="12pt" style:font-size-asian="12pt" style:font-size-complex="12pt" fo:background-color="#00FF00" style:text-underline-type="single" style:text-underline-style="solid" style:text-underline-width="auto" style:text-underline-mode="continuous"/>
    </style:style>
    <style:style style:name="T65" style:parent-style-name="Policepardéfaut" style:family="text">
      <style:text-properties style:font-name="Times New Roman" fo:font-size="12pt" style:font-size-asian="12pt" style:font-size-complex="12pt" fo:background-color="#00FF00"/>
    </style:style>
    <style:style style:name="T66" style:parent-style-name="Policepardéfaut" style:family="text">
      <style:text-properties style:font-name="Times New Roman" fo:font-size="12pt" style:font-size-asian="12pt" style:font-size-complex="12pt" fo:background-color="#00FF00"/>
    </style:style>
    <style:style style:name="T67" style:parent-style-name="Policepardéfaut" style:family="text">
      <style:text-properties style:font-name="Times New Roman" fo:font-size="12pt" style:font-size-asian="12pt" style:font-size-complex="12pt" fo:background-color="#00FF00"/>
    </style:style>
    <style:style style:name="T68" style:parent-style-name="Policepardéfaut" style:family="text">
      <style:text-properties style:font-name="Times New Roman" fo:font-size="12pt" style:font-size-asian="12pt" style:font-size-complex="12pt" fo:background-color="#00FF00"/>
    </style:style>
    <style:style style:name="P69" style:parent-style-name="Normal" style:family="paragraph">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70" style:parent-style-name="Normal" style:family="paragraph">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P71" style:parent-style-name="Normal" style:family="paragraph">
      <style:text-properties style:font-name="Times New Roman" fo:font-size="12pt" style:font-size-asian="12pt" style:font-size-complex="12pt" fo:background-color="#00FF00"/>
    </style:style>
    <style:style style:name="P72"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73"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74"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75" style:parent-style-name="Normal" style:family="paragraph">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76"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77" style:parent-style-name="Policepardéfaut" style:family="text">
      <style:text-properties style:font-name="Times New Roman" style:text-position="super 66.6%" fo:font-size="12pt" style:font-size-asian="12pt" style:font-size-complex="12pt" fo:background-color="#00FF00" style:text-underline-type="single" style:text-underline-style="solid" style:text-underline-width="auto" style:text-underline-mode="continuous"/>
    </style:style>
    <style:style style:name="T78"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79" style:parent-style-name="Policepardéfaut" style:family="text">
      <style:text-properties style:font-name="Times New Roman" fo:font-size="12pt" style:font-size-asian="12pt" style:font-size-complex="12pt" fo:background-color="#00FF00"/>
    </style:style>
    <style:style style:name="P80" style:parent-style-name="Normal" style:family="paragraph">
      <style:text-properties style:font-name="Times New Roman" fo:font-size="12pt" style:font-size-asian="12pt" style:font-size-complex="12pt" fo:background-color="#00FF00"/>
    </style:style>
    <style:style style:name="T81"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82" style:parent-style-name="Policepardéfaut" style:family="text">
      <style:text-properties style:font-name="Times New Roman" style:text-position="super 66.6%" fo:font-size="12pt" style:font-size-asian="12pt" style:font-size-complex="12pt" fo:background-color="#00FF00" style:text-underline-type="single" style:text-underline-style="solid" style:text-underline-width="auto" style:text-underline-mode="continuous"/>
    </style:style>
    <style:style style:name="T83"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84" style:parent-style-name="Policepardéfaut" style:family="text">
      <style:text-properties style:font-name="Times New Roman" fo:font-size="12pt" style:font-size-asian="12pt" style:font-size-complex="12pt" fo:background-color="#00FF00"/>
    </style:style>
    <style:style style:name="T85" style:parent-style-name="Policepardéfaut" style:family="text">
      <style:text-properties style:font-name="Times New Roman" fo:font-size="12pt" style:font-size-asian="12pt" style:font-size-complex="12pt" fo:background-color="#00FF00"/>
    </style:style>
    <style:style style:name="T86"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87" style:parent-style-name="Policepardéfaut" style:family="text">
      <style:text-properties style:font-name="Times New Roman" style:text-position="super 66.6%" fo:font-size="12pt" style:font-size-asian="12pt" style:font-size-complex="12pt" fo:background-color="#00FF00" style:text-underline-type="single" style:text-underline-style="solid" style:text-underline-width="auto" style:text-underline-mode="continuous"/>
    </style:style>
    <style:style style:name="T88"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89" style:parent-style-name="Policepardéfaut" style:family="text">
      <style:text-properties style:font-name="Times New Roman" fo:font-size="12pt" style:font-size-asian="12pt" style:font-size-complex="12pt" fo:background-color="#00FF00"/>
    </style:style>
    <style:style style:name="T90" style:parent-style-name="Policepardéfaut" style:family="text">
      <style:text-properties style:font-name="Times New Roman" fo:font-size="12pt" style:font-size-asian="12pt" style:font-size-complex="12pt" fo:background-color="#00FF00"/>
    </style:style>
    <style:style style:name="P91" style:parent-style-name="Normal" style:family="paragraph">
      <style:text-properties style:font-name="Times New Roman" fo:font-size="12pt" style:font-size-asian="12pt" style:font-size-complex="12pt" fo:background-color="#00FF00"/>
    </style:style>
    <style:style style:name="P92" style:parent-style-name="Normal" style:family="paragraph">
      <style:text-properties style:font-name="Times New Roman" fo:font-weight="bold" style:font-weight-asian="bold" fo:font-size="12pt" style:font-size-asian="12pt" style:font-size-complex="12pt" fo:background-color="#00FF00" style:text-underline-type="single" style:text-underline-style="solid" style:text-underline-width="auto" style:text-underline-mode="continuous"/>
    </style:style>
    <style:style style:name="T93"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94" style:parent-style-name="Policepardéfaut" style:family="text">
      <style:text-properties style:font-name="Times New Roman" style:text-position="super 66.6%" fo:font-size="12pt" style:font-size-asian="12pt" style:font-size-complex="12pt" fo:background-color="#00FF00" style:text-underline-type="single" style:text-underline-style="solid" style:text-underline-width="auto" style:text-underline-mode="continuous"/>
    </style:style>
    <style:style style:name="T95" style:parent-style-name="Policepardéfaut" style:family="text">
      <style:text-properties style:font-name="Times New Roman" fo:font-size="12pt" style:font-size-asian="12pt" style:font-size-complex="12pt" fo:background-color="#00FF00" style:text-underline-type="single" style:text-underline-style="solid" style:text-underline-width="auto" style:text-underline-mode="continuous"/>
    </style:style>
    <style:style style:name="T96" style:parent-style-name="Policepardéfaut" style:family="text">
      <style:text-properties style:font-name="Times New Roman" fo:font-size="12pt" style:font-size-asian="12pt" style:font-size-complex="12pt" fo:background-color="#00FF00"/>
    </style:style>
    <style:style style:name="T97" style:parent-style-name="Policepardéfaut" style:family="text">
      <style:text-properties style:font-name="Times New Roman" fo:font-size="12pt" style:font-size-asian="12pt" style:font-size-complex="12pt" fo:background-color="#00FF00"/>
    </style:style>
    <style:style style:name="P98" style:parent-style-name="Normal" style:family="paragraph">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99" style:parent-style-name="Policepardéfaut" style:family="text">
      <style:text-properties style:font-name="Times New Roman" fo:font-size="12pt" style:font-size-asian="12pt" style:font-size-complex="12pt" fo:background-color="#00FF00"/>
    </style:style>
    <style:style style:name="T100" style:parent-style-name="Policepardéfaut" style:family="text">
      <style:text-properties style:font-name="Times New Roman" style:text-position="super 66.6%" fo:font-size="12pt" style:font-size-asian="12pt" style:font-size-complex="12pt" fo:background-color="#00FF00"/>
    </style:style>
    <style:style style:name="T101" style:parent-style-name="Policepardéfaut" style:family="text">
      <style:text-properties style:font-name="Times New Roman" fo:font-size="12pt" style:font-size-asian="12pt" style:font-size-complex="12pt" fo:background-color="#00FF00"/>
    </style:style>
    <style:style style:name="T102" style:parent-style-name="Policepardéfaut" style:family="text">
      <style:text-properties style:font-name="Times New Roman" fo:font-size="12pt" style:font-size-asian="12pt" style:font-size-complex="12pt" fo:background-color="#00FF00"/>
    </style:style>
    <style:style style:name="T103" style:parent-style-name="Policepardéfaut" style:family="text">
      <style:text-properties style:font-name="Times New Roman" fo:font-size="12pt" style:font-size-asian="12pt" style:font-size-complex="12pt" fo:background-color="#00FF00"/>
    </style:style>
    <style:style style:name="P104" style:parent-style-name="Normal" style:family="paragraph">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05" style:parent-style-name="Normal" style:family="paragraph">
      <style:text-properties style:font-name="Times New Roman" fo:font-size="12pt" style:font-size-asian="12pt" style:font-size-complex="12pt" fo:background-color="#00FF00"/>
    </style:style>
    <style:style style:name="P106"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07"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08"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09"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10"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11"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12"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13"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14"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15"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16"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17" style:parent-style-name="Normal" style:family="paragraph">
      <style:text-properties style:font-name="Times New Roman" fo:font-weight="bold" style:font-weight-asian="bold" fo:color="#FF0000" fo:font-size="12pt" style:font-size-asian="12pt" style:font-size-complex="12pt" style:text-underline-type="single" style:text-underline-style="solid" style:text-underline-width="auto" style:text-underline-mode="continuous"/>
    </style:style>
    <style:style style:name="P118" style:parent-style-name="Paragraphedeliste" style:list-style-name="LFO2" style:family="paragraph">
      <style:text-properties style:font-name="Times New Roman" fo:color="#FF0000" fo:font-size="12pt" style:font-size-asian="12pt" style:font-size-complex="12pt"/>
    </style:style>
    <style:style style:name="P119" style:parent-style-name="Paragraphedeliste" style:list-style-name="LFO2" style:family="paragraph">
      <style:text-properties style:font-name="Times New Roman" fo:color="#FF0000" fo:font-size="12pt" style:font-size-asian="12pt" style:font-size-complex="12pt"/>
    </style:style>
    <style:style style:name="P120" style:parent-style-name="Paragraphedeliste" style:list-style-name="LFO2" style:family="paragraph">
      <style:text-properties style:font-name="Times New Roman" fo:color="#FF0000" fo:font-size="12pt" style:font-size-asian="12pt" style:font-size-complex="12pt"/>
    </style:style>
    <style:style style:name="P121" style:parent-style-name="Paragraphedeliste" style:list-style-name="LFO2" style:family="paragraph">
      <style:text-properties style:font-name="Times New Roman" fo:color="#FF0000" fo:font-size="12pt" style:font-size-asian="12pt" style:font-size-complex="12pt"/>
    </style:style>
    <style:style style:name="P122" style:parent-style-name="Normal" style:family="paragraph">
      <style:text-properties style:font-name="Times New Roman" fo:color="#FF0000" fo:font-size="12pt" style:font-size-asian="12pt" style:font-size-complex="12pt"/>
    </style:style>
    <style:style style:name="P123" style:parent-style-name="Normal" style:family="paragraph">
      <style:text-properties style:font-name="Times New Roman" fo:font-size="12pt" style:font-size-asian="12pt" style:font-size-complex="12pt"/>
    </style:style>
    <style:style style:name="P124" style:parent-style-name="Normal" style:family="paragraph">
      <style:text-properties style:font-name="Times New Roman"/>
    </style:style>
    <style:style style:name="P125" style:parent-style-name="Normal" style:family="paragraph">
      <style:text-properties style:font-name="Times New Roman"/>
    </style:style>
    <style:style style:name="P126" style:parent-style-name="Normal" style:family="paragraph">
      <style:text-properties style:font-name="Times New Roman"/>
    </style:style>
    <style:style style:name="P127" style:parent-style-name="Normal" style:family="paragraph">
      <style:text-properties style:font-name="Times New Roman"/>
    </style:style>
    <style:style style:name="P128" style:parent-style-name="Normal" style:family="paragraph">
      <style:text-properties style:font-name="Times New Roman"/>
    </style:style>
    <style:style style:name="P129" style:parent-style-name="Normal" style:family="paragraph">
      <style:text-properties style:font-name="Times New Roman"/>
    </style:style>
    <style:style style:name="P130" style:parent-style-name="Normal" style:family="paragraph">
      <style:text-properties style:font-name="Times New Roman"/>
    </style:style>
    <style:style style:name="P131" style:parent-style-name="Normal" style:family="paragraph">
      <style:text-properties style:font-name="Times New Roman"/>
    </style:style>
    <style:style style:name="P132" style:parent-style-name="Normal" style:family="paragraph">
      <style:text-properties style:font-name="Times New Roman"/>
    </style:style>
  </office:automatic-styles>
  <office:body>
    <office:text text:use-soft-page-breaks="true">
      <text:p text:style-name="P1">Game Design – Sky Project</text:p>
      <text:p text:style-name="P2">Découpe du jeu et Cœur de jeu :<text:s/></text:p>
      <text:p text:style-name="Normal"><text:span text:style-name="T3">Gameplay (Micro-boucle) </text:span><text:span text:style-name="T4">:</text:span></text:p>
      <text:p text:style-name="Normal"><text:span text:style-name="T5"><text:s/></text:span><text:span text:style-name="T6">Action/Adventure/RPG/FPS :<text:s/></text:span><text:span text:style-name="T7">Skyrim-Like</text:span></text:p>
      <text:p text:style-name="Normal"><text:span text:style-name="T8"><text:s/></text:span><text:span text:style-name="T9">Vue FPS avec un curseur, déplacements au clavier (ZQSD), et rotation de la caméra avec la souris.<text:s/></text:span><text:span text:style-name="T10">Clic droit</text:span><text:span text:style-name="T11"><text:s/>pour interagir avec les objets quand ils sont à portée et clic gauche pour frapper.</text:span><text:span text:style-name="T12"><text:s/></text:span></text:p>
      <text:p text:style-name="Normal"><text:span text:style-name="T13">1 2 3 4 5 6 du clavier principal pour changer d’arme.</text:span></text:p>
      <text:p text:style-name="Normal"><text:span text:style-name="T14">Alt-gauche pour courir</text:span><text:span text:style-name="T15"><text:s/></text:span></text:p>
      <text:p text:style-name="Normal"><text:span text:style-name="T16">Briques de gameplay et Cœur de jeu<text:s/></text:span><text:span text:style-name="T17">:<text:s/></text:span></text:p>
      <text:p text:style-name="P18">Boucle Micro : Combattre des ennemis, gagner de l’experience</text:p>
      <text:p text:style-name="P19">Boucle Moyenne : Réaliser une quête, monter de niveau</text:p>
      <text:p text:style-name="P20">Boucle Macro : Terminer une zone de jeu et obtenir les améliorations s’y rapportant</text:p>
      <text:p text:style-name="P21">Boucle supérieure : <text:s/>Battre le boss final, compléter le scénario<text:s/></text:p>
      <text:p text:style-name="P22">Type de joueur : Amateurs de RPG, casual qui s’y amuseront car le jeu est facile à prendre en main, mais un réel challenge pour les hardcores gamers si ils désirent finir le jeu à 100% (Dans l’idée)<text:s/></text:p>
      <text:p text:style-name="Normal"><text:span text:style-name="T23">La motivation du joueur viendra principalement de la montée en puissance du personnage, de l’envie de découverte des nouvelles zones et ennemis, ainsi que de l’accomplissement du scénario.</text:span></text:p>
      <text:p text:style-name="Normal"><text:span text:style-name="T24"><text:s/></text:span><text:span text:style-name="T25">La difficulté dans la conception viendra de la mise en place d’un vrai système de RPG viable (Des stats fixes pour commencer, puis des équipements si possible), et de trouver des quêtes variées pour le joueur.</text:span></text:p>
      <text:p text:style-name="Normal"><text:span text:style-name="T26"><text:s/></text:span><text:span text:style-name="T27">Pour chaque quête accomplie, le joueur sera récompensé par de l’expérience pour améliorer son personnage. En montant de niveau celui-ci acquérira de nouveaux sorts et des améliorations de statistiques. (La force augmentant les dégâts physiques, l’agilité augmentant les dégâts de l’arc, et l’intelligence boostant les sorts offensifs comme de soins, <text:s/>esprit pour la mana et l’endurance pour les PV)</text:span></text:p>
      <text:list text:style-name="LFO1" text:continue-numbering="true">
        <text:list-item>
          <text:p text:style-name="P28"><text:span text:style-name="T29">Une épée simple,<text:s/></text:span><text:span text:style-name="T30">un clic gauche pour frapper, un clic droit pour parer.</text:span></text:p>
        </text:list-item>
        <text:list-item>
          <text:p text:style-name="P31"><text:span text:style-name="T32">Un arc</text:span><text:span text:style-name="T33"><text:s/>disposant de flèches infinies, un clic gauche enfoncé permet de tendre la corde tandis que le relâchement de celui-ci décoche la flèche. Selon le temps pendant lequel la corde a été tendue celle-ci augmente en vitesse.</text:span></text:p>
        </text:list-item>
        <text:list-item>
          <text:p text:style-name="P34"><text:span text:style-name="T35">Un sort d’électricité</text:span><text:span text:style-name="T36"><text:s/>qui électrocute l’ennemi et l’empêche de se déplacer périodiquement.</text:span></text:p>
        </text:list-item>
        <text:list-item>
          <text:p text:style-name="P37"><text:span text:style-name="T38">Un sort de feu</text:span><text:span text:style-name="T39"><text:s/>permettant de brûler les ennemis en plus de dégâts tant que les flammes touchent l’ennemi et d’enflammer des objets. Un clic gauche enfoncé envoie une gerbe de flammes.</text:span></text:p>
        </text:list-item>
        <text:list-item>
          <text:p text:style-name="P40"><text:span text:style-name="T41">Un sort de glace<text:s/></text:span><text:span text:style-name="T42">qui ralentit l’ennemi et lui inflige des dégats constants.</text:span></text:p>
        </text:list-item>
        <text:list-item>
          <text:p text:style-name="P43"><text:span text:style-name="T44">Un sort de soin</text:span><text:span text:style-name="T45"><text:s/>qui redonne de la vie au joueur.</text:span></text:p>
        </text:list-item>
      </text:list>
      <text:p text:style-name="Normal"><text:span text:style-name="T46">Feedback intuitif</text:span><text:span text:style-name="T47"> :</text:span></text:p>
      <text:p text:style-name="P48">Une UI avec le nombre de PV du personnage, la barre d’expérience, les armes (Une icône qui change lorsque l’on en change), une minimap si possible.</text:p>
      <text:p text:style-name="Normal"><text:span text:style-name="T49">Des effets visuels pour les ennemis blessés, les PNJ donneurs de quêtes, les objets récupérables</text:span></text:p>
      <text:p text:style-name="Normal"><text:span text:style-name="T50">Village de départ : <text:s/>Scénario :<text:s/></text:span><text:span text:style-name="T51">Exilé de votre pays après la défaite de l’ancien empire, vous vous retrouvez dans un village pour tenter de vous reconstruire une nouvelle vie, Malheureusement, les horreurs qui guettent cette contrée sont bien plus sombres et bien plus affreuses que tout ce que l’Homme a pu faire auparavant, et vous allez décider de vous charger de découvrir ce qu’il se trame.</text:span></text:p>
      <text:p text:style-name="Normal"><text:span text:style-name="T52">Quelques maisons et PNJ</text:span></text:p>
      <text:p text:style-name="P53"/>
      <text:p text:style-name="P54">Pop dans le village, vous pouvez discuter avec les habitants, un donneur de quête vous signifiera que des choses étranges se passent, le climat et la nature elles mêmes n’obéissent plus à aucune loi logique,<text:s/>et que<text:s/>dans les fermes alentours des animaux ont étés enlevés, il vous demandes si vous pourriez aller voir pourquoi.</text:p>
      <text:p text:style-name="P55">Première zone – Le marécage<text:s/>– Level 1 à<text:s/>7 :</text:p>
      <text:p text:style-name="Normal"><text:span text:style-name="T56">1</text:span><text:span text:style-name="T57">ère</text:span><text:span text:style-name="T58"><text:s/>quête :<text:s/></text:span></text:p>
      <text:p text:style-name="P59">Suivre les traces de sang depuis la ferme jusque dans le marais</text:p>
      <text:p text:style-name="Normal"><text:span text:style-name="T60">2</text:span><text:span text:style-name="T61">ème</text:span><text:span text:style-name="T62"><text:s/>quête :<text:s/></text:span></text:p>
      <text:p text:style-name="P63">Arrivée au cimetière, tuer<text:s/>les<text:s/>zombies<text:s/>(10)<text:s/>puis ouvree grillage qui mène à la crypte extérieure.<text:s/>(+200xp)</text:p>
      <text:p text:style-name="Normal"><text:span text:style-name="T64">Fin du niveau :<text:s/></text:span><text:span text:style-name="T65">Vous découvrez des adeptes d’un culte étrange en train de pratiquer un rituel, en tentant de l’arrêter vous vous retrouvez au milieu du pacte et vous voyez doté de pouvoirs. (</text:span><text:span text:style-name="T66">Lumière, ténèbres</text:span><text:span text:style-name="T67">, Soins)</text:span><text:span text:style-name="T68"><text:s/>(+150xp)</text:span></text:p>
      <text:p text:style-name="P69">Le retour au village - <text:s/>I</text:p>
      <text:p text:style-name="P70">4ème quête :</text:p>
      <text:p text:style-name="P71">Vous retournez au village rendre la quête et expliquer la situation étrange au donneur de quête. Celui-ci vous signale que de forts vents froids arrivent du sud et que d’étranges chants en proviennent.</text:p>
      <text:p text:style-name="P72"/>
      <text:p text:style-name="P73"/>
      <text:p text:style-name="P74"/>
      <text:p text:style-name="P75">Seconde zone<text:s/>–<text:s/>Lac gelé – Level<text:s/>7<text:s/>à 12:<text:s/></text:p>
      <text:p text:style-name="Normal"><text:span text:style-name="T76">5</text:span><text:span text:style-name="T77">ème</text:span><text:span text:style-name="T78"><text:s/>quête</text:span><text:span text:style-name="T79"> :<text:s/></text:span></text:p>
      <text:soft-page-break/>
      <text:p text:style-name="P80">Arrivé au lac, celui-ci est gelé et des adorateurs du culte pratiquent un rituel étrange sur les iles en son centre, mais une tonne de zombie vous barre la route, vous décidez de nettoyer la zone avant de vous aventurer sur le lac. (Tuer 10 zombies du froid<text:s/>+200xp)</text:p>
      <text:p text:style-name="Normal"><text:span text:style-name="T81">6</text:span><text:span text:style-name="T82">ème</text:span><text:span text:style-name="T83"><text:s/>quête</text:span><text:span text:style-name="T84"> : Vous décidez d’abattre les adeptes lanceurs de sorts du culte, mais à la mort de ceux-ci leur rituel s’achève et un énorme monolithe surgit du lac en brisant la couche de glace de celui-ci.</text:span><text:span text:style-name="T85"><text:s/>(10 adeptes, +200xp)</text:span></text:p>
      <text:p text:style-name="Normal"><text:span text:style-name="T86">7</text:span><text:span text:style-name="T87">ème</text:span><text:span text:style-name="T88"><text:s/>quête</text:span><text:span text:style-name="T89"> : Ne pouvant franchir le lac à la nage vous pénétrez dans le monolithe. Celui-ci regorge de zombies pendant qu’un rituel se performe au sol au moyen de runes. Abattez les zombies et les sectateurs.</text:span><text:span text:style-name="T90"><text:s/>(10 monstres, +200xp)</text:span></text:p>
      <text:p text:style-name="P91">A la fin du combat un bruit étrange retentit, vous sortez alors du monolithe et le lac gelé s’est transformé en désert, vous permettant alors de rejoindre la rive et de rentrer au village.</text:p>
      <text:p text:style-name="P92">Le retour au village<text:s/>–<text:s/>II</text:p>
      <text:p text:style-name="Normal"><text:span text:style-name="T93">8</text:span><text:span text:style-name="T94">ème</text:span><text:span text:style-name="T95"><text:s/>quête</text:span><text:span text:style-name="T96"> : Le village</text:span><text:span text:style-name="T97"><text:s/>commence à prendre feu ainsi que la forêt, l’ancienne montagne se trouvant à portée est en fait un volcan qui suite aux modifications inhabituelles du climat menace de raser la bourgade sous peu. Vous vous dirigez vers le site, craignant que les sectateurs soient à l’origine de ce mal encore une fois.</text:span></text:p>
      <text:p text:style-name="P98">Troisième zone –<text:s/>Volcanique<text:s/>– Level 12<text:s/>à 16:<text:s/></text:p>
      <text:p text:style-name="Normal"><text:span text:style-name="T99">9</text:span><text:span text:style-name="T100">ème</text:span><text:span text:style-name="T101"><text:s/>quête : La zone volcanique est remplie de morts-vivants de braise, ceux-ci protègent la montagne. (10 monstres</text:span><text:span text:style-name="T102"><text:s/>à tuer</text:span><text:span text:style-name="T103">, +200xp)</text:span></text:p>
      <text:p text:style-name="P104">Le retour au village<text:s/>–<text:s/>III</text:p>
      <text:p text:style-name="P105">Tous les habitants sont morts, le sol est fissuré par une sorte de pourriture causée par la terre elle-même, la trainée de terre morte conduit à l’origine de tous ses malheurs.</text:p>
      <text:p text:style-name="P106">Zone finale – La nécropole – Level 16<text:s/>à 20:<text:s/></text:p>
      <text:p text:style-name="P107">10 ème quête finale : Vous vous rendez<text:s/></text:p>
      <text:p text:style-name="P108"/>
      <text:p text:style-name="P109">Salle du boss :<text:s/></text:p>
      <text:p text:style-name="P110">Cinq phases :<text:s/></text:p>
      <text:p text:style-name="P111">1) Le boss est invincible, des ennemis apparaissent dans la zone, les tuer.</text:p>
      <text:p text:style-name="P112">2) Le boss envoie un rayon laser <text:s/>depuis son œil en hauteur vers la zone ciblée pendant 3 secondes avant (effet pour montrer la zone), tuer l’œil (200 PV) en lui tirant dessus avec l’arc</text:p>
      <text:p text:style-name="P113">3) Des tentacules apparaissent au sol, les geler puis les frapper avec l’épée pour les détruire<text:s/></text:p>
      <text:p text:style-name="P114">4) Des tentacules apparaissent sur les murs, profitez de votre saut pour brûler les petits tentacules qui menacent de consommer la salle !<text:s/></text:p>
      <text:p text:style-name="P115">5) Le boss rayonne de lumière, lui asséner un dernier coup avec l’épée pour mettre fin à ses jours et finir le jeu.</text:p>
      <text:p text:style-name="P116"/>
      <text:soft-page-break/>
      <text:p text:style-name="P117">Elements manquants du jeu :</text:p>
      <text:list text:style-name="LFO2" text:continue-numbering="true">
        <text:list-item>
          <text:p text:style-name="P118">Musiques et bruitages</text:p>
        </text:list-item>
        <text:list-item>
          <text:p text:style-name="P119">Graphismes et effets plus poussés, manque de compréhension des énigmes à cause de ça.</text:p>
        </text:list-item>
        <text:list-item>
          <text:p text:style-name="P120">Beaucoup de textes et de scénario manquant<text:s/></text:p>
        </text:list-item>
        <text:list-item>
          <text:p text:style-name="P121">Beaucoup de bugs à corriger, code à réorganiser entièrement pour certaines parties (Pas assez utilisé de conditions, d’héritage à cause du rush etc…)</text:p>
        </text:list-item>
      </text:list>
      <text:p text:style-name="P122"/>
      <text:p text:style-name="P123"/>
      <text:p text:style-name="P124"/>
      <text:p text:style-name="P125">To do list :<text:s/></text:p>
      <text:p text:style-name="P126">Finir les ennemis (sectateurs, animations, attaques à distance) et rajouter un feedback sur ceux-ci</text:p>
      <text:p text:style-name="P127">Faire le chemin de quête avec les donneurs et les rendus (Conditions)</text:p>
      <text:p text:style-name="P128">Faire l’UI</text:p>
      <text:p text:style-name="P129">Faire les sons</text:p>
      <text:p text:style-name="P130">Combat final</text:p>
      <text:p text:style-name="P131"/>
      <text:p text:style-name="P1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paragraph-properties fo:line-height="100%"/>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Times New Roman" style:use-window-font-color="true" fo:font-size="12pt" style:font-size-asian="12pt" style:text-underline-type="single" style:text-underline-style="solid" style:text-underline-width="auto" style:text-underline-mode="continuous" style:text-underline-color="font-color"/>
    </style: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RTY Raphael</meta:initial-creator>
    <dc:creator>MARTY Raphael</dc:creator>
    <meta:creation-date>2017-12-07T14:55:00Z</meta:creation-date>
    <dc:date>2017-12-21T18:50:00Z</dc:date>
    <meta:template xlink:href="Normal" xlink:type="simple"/>
    <meta:editing-cycles>2</meta:editing-cycles>
    <meta:editing-duration>PT65160S</meta:editing-duration>
    <meta:document-statistic meta:page-count="4" meta:paragraph-count="14" meta:word-count="1094" meta:character-count="7103" meta:row-count="50" meta:non-whitespace-character-count="6023"/>
  </office:meta>
</office:document-meta>
</file>